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header">
        <text:section text:style-name="Sect1" text:name="title">
          <text:p text:style-name="Standard">l3_2021_projet_convocation</text:p>
        </text:section>
        <text:section text:style-name="Sect1" text:name="interval">
          <text:p text:style-name="Standard">Mise à jour automatique effectuée toutes les 5 minutes</text:p>
        </text:section>
      </text:section>
      <text:section text:style-name="Sect1" text:name="contents">
        <text:p text:style-name="Text_20_body">Projet en Développement Web - L3 Informatique 2020/2021</text:p>
        <text:p text:style-name="Text_20_body">Convocations sportives</text:p>
        <text:p text:style-name="Text_20_body">Préambule</text:p>
        <text:p text:style-name="Text_20_body">L’objectif du projet est de vous faire développer une application web programmée en PHP et Javascript, fondée sur une architecture Modèle-Vue-Contrôleur, et, de préférence, gérée par le biais d’outils de versioning (e.g. dépôt Git) et de gestion de dépendances (e.g. Composer). N’utilisez aucun cadriciel PHP (Slim, Laravel, etc), ni aucune librairie Javascript, à l’exception de Jquery et de moteurs de templates (e.g. Twig) si vous le souhaitez. Concernant l’architecture MVC, reportez-vous au cours et aux codes sources mis en ligne dont vous pouvez vous inspirer. Le but n’est pas ici de construire une application web avec un framework (ce qui est typiquement demandé dans le cadre de stages) mais de développer vous-même votre propre architecture selon les principes MVC.</text:p>
        <text:p text:style-name="Text_20_body">A l’issue du projet, vous devrez me remettre une archive de votre application contenant un manuel d’installation (README) suffisamment détaillé pour installer et déployer automatiquement votre application puis l’utiliser. N’hésitez pas à consulter ces sites :</text:p>
        <text:list xml:id="list11693131" text:style-name="L1">
          <text:list-item>
            <text:p text:style-name="P5"><text:a xlink:type="simple" xlink:href="https://www.google.com/url?q=https://phptherightway.com/&amp;sa=D&amp;source=editors&amp;ust=1614797110219000&amp;usg=AOvVaw0LFvhIhj7nHf3eRuSDDLW8" text:style-name="Internet_20_link" text:visited-style-name="Visited_20_Internet_20_Link">PHP : the right way</text:a></text:p>
          </text:list-item>
          <text:list-item>
            <text:p text:style-name="P1"><text:a xlink:type="simple" xlink:href="https://www.google.com/url?q=https://designpatternsphp.readthedocs.io&amp;sa=D&amp;source=editors&amp;ust=1614797110220000&amp;usg=AOvVaw3HQBSbvONYB_WjBabDbC3K" text:style-name="Internet_20_link" text:visited-style-name="Visited_20_Internet_20_Link">PHP : design patterns</text:a></text:p>
          </text:list-item>
        </text:list>
        <text:list xml:id="list1771853791" text:style-name="L2">
          <text:list-item>
            <text:p text:style-name="P2">Contexte</text:p>
          </text:list-item>
        </text:list>
        <text:p text:style-name="Text_20_body">On se place dans le cadre d’un club sportif dont une ou plusieurs équipes évoluent dans différentes compétitions au cours de l’année sportive. On suppose que toutes les équipes relèvent d’une même catégorie de licenciés (e.g. catégorie “seniors”) et que chaque équipe est engagée dans une ou plusieurs compétitions qui lui sont propres : groupe de championnat d’un niveau donné, coupe régionale, etc. Le club dispose d’un effectif de joueurs et la fonction principale de l’application est de permettre la préparation des convocations pour chacune des rencontres programmées. L’application s’appuie pour ce faire sur un calendrier des rencontres, un effectif de joueurs et un planning d’absences. Ce <text:a xlink:type="simple" xlink:href="https://www.google.com/url?q=https://docs.google.com/spreadsheets/d/10N5ettI1C5q-ACmf7x4W_0oC53dmLtEi6dLgIfxTICc/edit?usp%3Dsharing&amp;sa=D&amp;source=editors&amp;ust=1614797110220000&amp;usg=AOvVaw0GeJLps11UGxmW9QE8g7V4" text:style-name="Internet_20_link" text:visited-style-name="Visited_20_Internet_20_Link">tableur</text:a> illustre le type de données et de fonctionnalités attendues et une vidéo de présentation est accessible sur l’espace Moodle. N’hésitez pas à modifier les données du tableur et jouer avec les fonctionnalités proposées.</text:p>
        <text:list xml:id="list3347134652" text:style-name="L3">
          <text:list-item>
            <text:p text:style-name="P3">Périmètre et description fonctionnelle des besoins</text:p>
          </text:list-item>
        </text:list>
        <text:p text:style-name="Text_20_body">Calendrier des rencontres</text:p>
        <text:p text:style-name="Text_20_body">L’année sportive démarre au 1er août et se termine le 31 juillet de l’année suivante. Pour simplifier, on supposera que les rencontres se déroulent les dimanches. Le calendrier des matchs évolue tout au long de l’année en fonction des données communiquées au club : programmation des rencontres de championnat, tirage des tours de coupe, ajout de matchs amicaux, etc. Chaque rencontre du calendrier peut être reprogrammée, modifiée ou annulée à tout moment : changement de date, d’heure, de site ou d’équipe adverse. De nouvelles rencontres peuvent aussi être ajoutées. La mise à jour, partielle ou totale, du calendrier doit pouvoir s’effectuer par lots (e.g. import ou réimport d’un fichier CSV pour intégrer une mise à jour des journées de championnat d’une équipe) ou individuellement par formulaire (e.g. ajout d’un match amical).</text:p>
        <text:p text:style-name="Text_20_body"><text:soft-page-break/>Effectif</text:p>
        <text:p text:style-name="Text_20_body">L’effectif des joueurs de la catégorie se construit lui aussi tout au long de l’année en fonction des nouvelles signatures de licences (on ignorera les départs). Chaque joueur y est identifié par ses nom et prénom.</text:p>
        <text:p text:style-name="Text_20_body">Absences</text:p>
        <text:p text:style-name="Text_20_body">L’ajout d’un joueur à l’effectif ne signifie pas qu’il est licencié. En effet, la demande de licence peut avoir été déposée auprès des instances sans être encore officiellement validée. Dans ce cas, le joueur ne peut prendre part à aucune compétition jusqu’à validation de la licence. Parmi les joueurs licenciés, certains peuvent être suspendus sur une certaine période (e.g. sanction disciplinaire suite à cartons jaunes), d’autres peuvent être blessés, d’autres enfins peuvent être absents pour raisons personnelles. Dans ces différents cas de figure, le joueur ne pourra pas être convoqué pour les matchs survenant pendant la période en question.</text:p>
        <text:p text:style-name="Text_20_body">Convocation</text:p>
        <text:p text:style-name="Text_20_body">L’entraîneur de la catégorie est en charge de la préparation des convocations dominicales pour toutes les équipes de la catégorie. La préparation d’une convocation consiste à choisir une date de matchs (i.e. un des dimanches de l’année où l’une au moins des équipes joue) et sélectionner des joueurs qui figureront sur la feuille de match pour chacune des équipes concernées. Une convocation doit respecter les règles suivantes :</text:p>
        <text:list xml:id="list2031253125" text:style-name="L4">
          <text:list-item>
            <text:p text:style-name="P6">entre 11 et 14 joueurs doivent être convoqués par équipe ;</text:p>
          </text:list-item>
          <text:list-item>
            <text:p text:style-name="P6">aucun joueur absent, blessé, suspendu ou non-licencié à la dite date ne peut être convoqué ;</text:p>
          </text:list-item>
          <text:list-item>
            <text:p text:style-name="P6">aucun joueur convoqué ne peut apparaître en doublon (même si les équipes jouent à des heures différentes) ;</text:p>
          </text:list-item>
          <text:list-item>
            <text:p text:style-name="P4">les joueurs disponibles mais non convoqués seront classés comme étant “exempts”.</text:p>
          </text:list-item>
        </text:list>
        <text:p text:style-name="Text_20_body">La préparation d’une convocation peut s’étaler dans le temps jusqu’à ce que la convocation soit jugée “publiable”. L’entraîneur seul décide de publier une convocation. Une convocation publiée sera alors accessible et visible par tout visiteur du site.</text:p>
        <text:p text:style-name="Text_20_body">Rôles</text:p>
        <text:p text:style-name="Text_20_body">Idéalement, l’application doit distinguer 2 types d’administrateurs du site : l’entraîneur et le secrétaire. L’entraîneur est seul en charge de créer les convocations. Il peut aussi modifier le planning des absences et n’a qu’un accès en lecture aux autres données (calendrier, effectif). Le secrétaire gère seul le calendrier des rencontres et l’effectif. Il peut lui aussi modifier le planning des absences et a un accès en lecture aux convocations. Les visiteurs du site peuvent uniquement visualiser les convocations publié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8:54:38.950797210</meta:creation-date>
    <dc:date>2021-03-03T18:55:20.908135300</dc:date>
    <meta:editing-duration>PT42S</meta:editing-duration>
    <meta:editing-cycles>1</meta:editing-cycles>
    <meta:document-statistic meta:table-count="0" meta:image-count="0" meta:object-count="0" meta:page-count="2" meta:paragraph-count="27" meta:word-count="854" meta:character-count="5537" meta:non-whitespace-character-count="4718"/>
    <meta:generator>LibreOffice/6.1.5.2$Linux_X86_64 LibreOffice_project/10$Build-2</meta:generator>
  </office:meta>
</office:document-meta>
</file>